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3.556cm" svg:height="3.556cm" svg:x="3.302cm" svg:y="0.254cm">
          <text:p/>
        </draw:rect>
        <draw:frame draw:style-name="gr2" draw:layer="layout" svg:width="2.119cm" svg:height="0.962cm" svg:x="4.018cm" svg:y="1.378cm">
          <draw:text-box>
            <text:p>Aluno</text:p>
          </draw:text-box>
        </draw:frame>
        <draw:rect draw:style-name="gr1" draw:text-style-name="P1" draw:layer="layout" svg:width="3.556cm" svg:height="3.556cm" svg:x="9.652cm" svg:y="6.35cm">
          <text:p/>
        </draw:rect>
        <draw:frame draw:style-name="gr2" draw:layer="layout" svg:width="3.389cm" svg:height="0.962cm" svg:x="9.86cm" svg:y="7.22cm">
          <draw:text-box>
            <text:p>Secretária</text:p>
          </draw:text-box>
        </draw:frame>
        <draw:rect draw:style-name="gr1" draw:text-style-name="P1" draw:layer="layout" svg:width="3.556cm" svg:height="3.556cm" svg:x="3.364cm" svg:y="8.636cm">
          <text:p/>
        </draw:rect>
        <draw:frame draw:style-name="gr2" draw:layer="layout" svg:width="3.11cm" svg:height="0.962cm" svg:x="3.556cm" svg:y="9.906cm">
          <draw:text-box>
            <text:p>Matrícula</text:p>
          </draw:text-box>
        </draw:frame>
        <draw:rect draw:style-name="gr1" draw:text-style-name="P1" draw:layer="layout" svg:width="3.556cm" svg:height="3.556cm" svg:x="23.368cm" svg:y="16.256cm">
          <text:p/>
        </draw:rect>
        <draw:frame draw:style-name="gr2" draw:layer="layout" svg:width="3.216cm" svg:height="0.962cm" svg:x="23.576cm" svg:y="17.38cm">
          <draw:text-box>
            <text:p>Professor</text:p>
          </draw:text-box>
        </draw:frame>
        <draw:rect draw:style-name="gr1" draw:text-style-name="P1" draw:layer="layout" svg:width="3.556cm" svg:height="3.556cm" svg:x="20.066cm" svg:y="8.382cm">
          <text:p/>
        </draw:rect>
        <draw:frame draw:style-name="gr2" draw:layer="layout" svg:width="3.457cm" svg:height="0.962cm" svg:x="20.274cm" svg:y="9.506cm">
          <draw:text-box>
            <text:p>Financeiro</text:p>
          </draw:text-box>
        </draw:frame>
        <draw:rect draw:style-name="gr1" draw:text-style-name="P1" draw:layer="layout" svg:width="9.398cm" svg:height="3.556cm" svg:x="3.81cm" svg:y="16.002cm">
          <text:p/>
        </draw:rect>
        <draw:frame draw:style-name="gr2" draw:layer="layout" svg:width="8.321cm" svg:height="0.962cm" svg:x="4.526cm" svg:y="17.172cm">
          <draw:text-box>
            <text:p>Dados de Armazenamentos</text:p>
          </draw:text-box>
        </draw:frame>
        <draw:line draw:style-name="gr3" draw:text-style-name="P1" draw:layer="layout" svg:x1="5.142cm" svg:y1="3.81cm" svg:x2="5.142cm" svg:y2="8.382cm">
          <text:p/>
        </draw:line>
        <draw:line draw:style-name="gr3" draw:text-style-name="P1" draw:layer="layout" svg:x1="6.92cm" svg:y1="11.176cm" svg:x2="9.398cm" svg:y2="8.89cm">
          <text:p/>
        </draw:line>
        <draw:line draw:style-name="gr3" draw:text-style-name="P1" draw:layer="layout" svg:x1="13.249cm" svg:y1="7.874cm" svg:x2="20.274cm" svg:y2="9.906cm">
          <text:p/>
        </draw:line>
        <draw:line draw:style-name="gr3" draw:text-style-name="P1" draw:layer="layout" svg:x1="11.43cm" svg:y1="16.002cm" svg:x2="11.43cm" svg:y2="10.16cm">
          <text:p/>
        </draw:line>
        <draw:rect draw:style-name="gr1" draw:text-style-name="P1" draw:layer="layout" svg:width="3.556cm" svg:height="3.556cm" svg:x="15.494cm" svg:y="12.192cm">
          <text:p/>
        </draw:rect>
        <draw:frame draw:style-name="gr2" draw:layer="layout" svg:width="2.31cm" svg:height="0.962cm" svg:x="16.172cm" svg:y="13.19cm">
          <draw:text-box>
            <text:p>Turma</text:p>
          </draw:text-box>
        </draw:frame>
        <draw:line draw:style-name="gr3" draw:text-style-name="P1" draw:layer="layout" svg:x1="23.368cm" svg:y1="18.542cm" svg:x2="18.288cm" svg:y2="16.002cm">
          <text:p/>
        </draw:line>
        <draw:line draw:style-name="gr3" draw:text-style-name="P1" draw:layer="layout" svg:x1="16.764cm" svg:y1="15.748cm" svg:x2="13.716cm" svg:y2="18.542cm">
          <text:p/>
        </draw:lin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dolfo Peixoto</meta:initial-creator>
    <meta:creation-date>2015-03-04T14:46:24</meta:creation-date>
    <dc:date>2015-03-04T15:00:16</dc:date>
    <dc:creator>Rodolfo Peixoto</dc:creator>
    <meta:editing-duration>PT13M53S</meta:editing-duration>
    <meta:editing-cycles>1</meta:editing-cycles>
    <meta:document-statistic meta:object-count="43"/>
    <meta:generator>OpenOffice/4.1.0$Linux OpenOffice.org_project/410m18$Build-9764</meta:generator>
  </office:meta>
</office:document-meta>
</file>